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fo:font-weight="bold" officeooo:rsid="0013e538" officeooo:paragraph-rsid="0013e538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fo:font-weight="normal" officeooo:rsid="0016e377" officeooo:paragraph-rsid="0016e377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officeooo:paragraph-rsid="001add12"/>
    </style:style>
    <style:style style:name="T1" style:family="text">
      <style:text-properties officeooo:rsid="0017d6aa"/>
    </style:style>
    <style:style style:name="T2" style:family="text">
      <style:text-properties officeooo:rsid="001ad236"/>
    </style:style>
    <style:style style:name="T3" style:family="text">
      <style:text-properties officeooo:rsid="001add12"/>
    </style:style>
    <style:style style:name="T4" style:family="text">
      <style:text-properties fo:font-size="20pt" fo:font-style="italic" fo:font-weight="bold" officeooo:rsid="0015c365" style:font-size-asian="17.5pt" style:font-style-asian="italic" style:font-weight-asian="bold" style:font-size-complex="20pt" style:font-style-complex="italic" style:font-weight-complex="bold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Комікс: “</text:span><text:span text:style-name="Strong_20_Emphasis"><text:span text:style-name="T5">Літера смерті: останній вирок</text:span></text:span><text:span text:style-name="T4">”</text:span></text:p>
      <text:p text:style-name="P1">План:</text:p>
      <text:p text:style-name="P2">1. Поява нового гаджета, що міняє особистість</text:p>
      <text:p text:style-name="P2">2. Г.г. збирається на вечірку з приводу ... та генерує більш впевнену особистість / годиник видає дивну помилку і г.г. відключається</text:p>
      <text:p text:style-name="P2">3. Перше вбивство / новини про нього</text:p>
      <text:p text:style-name="P2">4. Вбивста продовжуються кілька днів</text:p>
      <text:p text:style-name="P2">5. Візит поліції / контроль бере справжня особистість Віктора <text:span text:style-name="T1">та вбиває поліцейських</text:span></text:p>
      <text:p text:style-name="P2">6. Розмова Вікторів (справжнього і г.г.) в голові</text:p>
      <text:p text:style-name="P2">7. Починаються масові вбивства корупціонерів</text:p>
      <text:p text:style-name="P2">8. Маленька пауза у вбивствах</text:p>
      <text:p text:style-name="P2">9. Підрив у парламенті</text:p>
      <text:p text:style-name="P2">10. Г.г. прокидається замкнутий у себе в голові (як тронна зала, але він у кайданках) і намагається зрозуміти, що коїться і взявши контроль над тілом на секунду розуміє що його “основна” <text:s/>особистість хоче підірвати місто</text:p>
      <text:p text:style-name="P2">11. Боротьба у голові за володорювання над тілом</text:p>
      <text:p text:style-name="P2">12. Віктор скидається з даху і розбивається, а через секунду на землю падає дитонатор і хитається (типу має бути не зрозуміло яким він боком впаде на землю, на кнопку чи на кришку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22:41:25.091596114</meta:creation-date>
    <dc:date>2023-08-06T12:53:00.202388955</dc:date>
    <meta:editing-duration>P1DT12H16M57S</meta:editing-duration>
    <meta:editing-cycles>8</meta:editing-cycles>
    <meta:generator>LibreOffice/7.5.5.2$Linux_X86_64 LibreOffice_project/50$Build-2</meta:generator>
    <meta:document-statistic meta:table-count="0" meta:image-count="0" meta:object-count="0" meta:page-count="1" meta:paragraph-count="14" meta:word-count="155" meta:character-count="969" meta:non-whitespace-character-count="827"/>
  </office:meta>
</office:document-meta>
</file>